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99.16pt"/>
    </style:style>
    <style:style style:name="co9" style:family="table-column">
      <style:table-column-properties fo:break-before="auto" style:column-width="161.29pt"/>
    </style:style>
    <style:style style:name="co10" style:family="table-column">
      <style:table-column-properties fo:break-before="auto" style:column-width="138.16pt"/>
    </style:style>
    <style:style style:name="co11" style:family="table-column">
      <style:table-column-properties fo:break-before="auto" style:column-width="127.3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58.26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108.79pt"/>
    </style:style>
    <style:style style:name="co16" style:family="table-column">
      <style:table-column-properties fo:break-before="auto" style:column-width="287.89pt"/>
    </style:style>
    <style:style style:name="co17" style:family="table-column">
      <style:table-column-properties fo:break-before="auto" style:column-width="85.66pt"/>
    </style:style>
    <style:style style:name="co18" style:family="table-column">
      <style:table-column-properties fo:break-before="auto" style:column-width="204.55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254.69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377.46pt"/>
    </style:style>
    <style:style style:name="co23" style:family="table-column">
      <style:table-column-properties fo:break-before="auto" style:column-width="436.9pt"/>
    </style:style>
    <style:style style:name="co24" style:family="table-column">
      <style:table-column-properties fo:break-before="auto" style:column-width="84.9pt"/>
    </style:style>
    <style:style style:name="co25" style:family="table-column">
      <style:table-column-properties fo:break-before="auto" style:column-width="139.69pt"/>
    </style:style>
    <style:style style:name="co26" style:family="table-column">
      <style:table-column-properties fo:break-before="auto" style:column-width="173.65pt"/>
    </style:style>
    <style:style style:name="co27" style:family="table-column">
      <style:table-column-properties fo:break-before="auto" style:column-width="91.84pt"/>
    </style:style>
    <style:style style:name="co28" style:family="table-column">
      <style:table-column-properties fo:break-before="auto" style:column-width="84.1pt"/>
    </style:style>
    <style:style style:name="co29" style:family="table-column">
      <style:table-column-properties fo:break-before="auto" style:column-width="230.8pt"/>
    </style:style>
    <style:style style:name="co30" style:family="table-column">
      <style:table-column-properties fo:break-before="auto" style:column-width="67.15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121.15pt"/>
    </style:style>
    <style:style style:name="co33" style:family="table-column">
      <style:table-column-properties fo:break-before="auto" style:column-width="118.0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ee3d3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fcce4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0efd4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bcaed5"/>
      <style:text-properties fo:font-size="14pt" style:font-size-asian="14pt" style:font-size-complex="14pt"/>
    </style:style>
    <style:style style:name="ce25" style:family="table-cell" style:parent-style-name="Default">
      <style:text-properties style:font-name="Liberation Sans" style:font-name-asian="Noto Sans CJK SC Regular" style:font-name-complex="Lohit Devanagari"/>
    </style:style>
    <style:style style:name="ce27" style:family="table-cell" style:parent-style-name="Default">
      <style:text-properties style:font-name="Liberation Sans" fo:font-size="14pt" style:font-name-asian="Noto Sans CJK SC Regular" style:font-size-asian="14pt" style:font-name-complex="Lohit Devanagari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 table:style-name="ce16" office:value-type="string" calcext:value-type="string">
            <text:p>ProductCategories</text:p>
          </table:table-cell>
          <table:table-cell table:style-name="ce18" office:value-type="string" calcext:value-type="string">
            <text:p>Presupuestos</text:p>
          </table:table-cell>
          <table:table-cell table:style-name="ce19" office:value-type="string" calcext:value-type="string">
            <text:p>Clients</text:p>
          </table:table-cell>
          <table:table-cell table:style-name="ce20" office:value-type="string" calcext:value-type="string">
            <text:p>PresupuestoProducts</text:p>
          </table:table-cell>
          <table:table-cell table:style-name="ce23" office:value-type="string" calcext:value-type="string">
            <text:p>CategoriasFiscales</text:p>
          </table:table-cell>
          <table:table-cell office:value-type="string" calcext:value-type="string">
            <text:p>ClientContacts</text:p>
          </table:table-cell>
          <table:table-cell office:value-type="string" calcext:value-type="string">
            <text:p>FormasDePag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office:value-type="string" calcext:value-type="string">
            <text:p>productCategoryId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presupuestoProductId</text:p>
          </table:table-cell>
          <table:table-cell office:value-type="string" calcext:value-type="string">
            <text:p>categoriaFiscalId</text:p>
          </table:table-cell>
          <table:table-cell office:value-type="string" calcext:value-type="string">
            <text:p>clientContactId</text:p>
          </table:table-cell>
          <table:table-cell office:value-type="string" calcext:value-type="string">
            <text:p>formaDePago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esupuestoUserId</text:p>
          </table:table-cell>
          <table:table-cell office:value-type="string" calcext:value-type="string">
            <text:p>clientName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ategoriaFiscalName</text:p>
          </table:table-cell>
          <table:table-cell office:value-type="string" calcext:value-type="string">
            <text:p>clientContactClientId</text:p>
          </table:table-cell>
          <table:table-cell office:value-type="string" calcext:value-type="string">
            <text:p>formaDePago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esupuestoClientId</text:p>
          </table:table-cell>
          <table:table-cell office:value-type="string" calcext:value-type="string">
            <text:p>clientCategoriaFiscal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iaFiscalImpuesto</text:p>
          </table:table-cell>
          <table:table-cell office:value-type="string" calcext:value-type="string">
            <text:p>clientContactContactId</text:p>
          </table:table-cell>
          <table:table-cell office:value-type="string" calcext:value-type="string">
            <text:p>formaDePagoTex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5"/>
          <table:table-cell office:value-type="string" calcext:value-type="string">
            <text:p>presupuestoOc</text:p>
          </table:table-cell>
          <table:table-cell office:value-type="string" calcext:value-type="string">
            <text:p>clientCuit</text:p>
          </table:table-cell>
          <table:table-cell office:value-type="string" calcext:value-type="string">
            <text:p>productDis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Phone</text:p>
          </table:table-cell>
          <table:table-cell office:value-type="string" calcext:value-type="string">
            <text:p>userAddress1</text:p>
          </table:table-cell>
          <table:table-cell table:number-columns-repeated="5"/>
          <table:table-cell office:value-type="string" calcext:value-type="string">
            <text:p>presupuestoPaymethod</text:p>
          </table:table-cell>
          <table:table-cell office:value-type="string" calcext:value-type="string">
            <text:p>clientPhone</text:p>
          </table:table-cell>
          <table:table-cell office:value-type="string" calcext:value-type="string">
            <text:p>productQua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2</text:p>
          </table:table-cell>
          <table:table-cell table:number-columns-repeated="5"/>
          <table:table-cell office:value-type="string" calcext:value-type="string">
            <text:p>presupuestoAddress</text:p>
          </table:table-cell>
          <table:table-cell office:value-type="string" calcext:value-type="string">
            <text:p>clientFiscalAddr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ctText</text:p>
          </table:table-cell>
          <table:table-cell table:number-columns-repeated="6"/>
          <table:table-cell office:value-type="string" calcext:value-type="string">
            <text:p>presupuestoObra</text:p>
          </table:table-cell>
          <table:table-cell office:value-type="string" calcext:value-type="string">
            <text:p>clientAddres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userLastName</text:p>
          </table:table-cell>
          <table:table-cell office:value-type="string" calcext:value-type="string">
            <text:p>userAddress1</text:p>
          </table:table-cell>
          <table:table-cell office:value-type="string" calcext:value-type="string">
            <text:p>userAddress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iano_mesquita@hotmail.com" xlink:type="simple">emiliano_mesquita@hotmail.com</text:a>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AVENIDA VERGARA 4755, BERAZATEGUI, BUENOS AIRES</text:p>
          </table:table-cell>
          <table:table-cell office:value-type="string" calcext:value-type="string">
            <text:p>null</text:p>
          </table:table-cell>
        </table:table-row>
      </table:table>
      <table:table table:name="Categories" table:style-name="ta1">
        <table:table-column table:style-name="co12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S CORTAFU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RAJERIAS PUERTAS CORTAFUEGO</text:p>
          </table:table-cell>
        </table:table-row>
      </table:table>
      <table:table table:name="ProductCategories" table:style-name="ta1">
        <table:table-column table:style-name="co14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product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ductAccesories" table:style-name="ta1">
        <table:table-column table:style-name="co19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productAccesoryId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Products" table:style-name="ta1">
        <table:table-column table:style-name="co2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6603" calcext:value-type="float">
            <text:p>66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7103" calcext:value-type="float">
            <text:p>71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7603" calcext:value-type="float">
            <text:p>76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9092" calcext:value-type="float">
            <text:p>90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9992" calcext:value-type="float">
            <text:p>99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0892" calcext:value-type="float">
            <text:p>108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1792" calcext:value-type="float">
            <text:p>1179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2692" calcext:value-type="float">
            <text:p>1269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3592" calcext:value-type="float">
            <text:p>135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4492" calcext:value-type="float">
            <text:p>1449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PUERTA RF30 2000X2000MM PL, 2100X2050 MT</text:p>
          </table:table-cell>
          <table:table-cell office:value-type="float" office:value="15392" calcext:value-type="float">
            <text:p>1539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PUERTA RF30 2100X2000MM PL, 2200X2050 MT</text:p>
          </table:table-cell>
          <table:table-cell office:value-type="float" office:value="16292" calcext:value-type="float">
            <text:p>1629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PUERTA RF30 2200X2000MM PL, 2300X2050 MT</text:p>
          </table:table-cell>
          <table:table-cell office:value-type="float" office:value="17292" calcext:value-type="float">
            <text:p>1729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PUERTA RF30 2300X2000MM PL, 2400X2050 MT</text:p>
          </table:table-cell>
          <table:table-cell office:value-type="float" office:value="18292" calcext:value-type="float">
            <text:p>1829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PUERTA RF30 2400X2000MM PL, 2500X2050 MT</text:p>
          </table:table-cell>
          <table:table-cell office:value-type="float" office:value="19292" calcext:value-type="float">
            <text:p>1929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8030" calcext:value-type="float">
            <text:p>803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9460" calcext:value-type="float">
            <text:p>946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0360" calcext:value-type="float">
            <text:p>1036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1260" calcext:value-type="float">
            <text:p>1126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2160" calcext:value-type="float">
            <text:p>1216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3060" calcext:value-type="float">
            <text:p>1306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3960" calcext:value-type="float">
            <text:p>1396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4860" calcext:value-type="float">
            <text:p>148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5760" calcext:value-type="float">
            <text:p>1576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6660" calcext:value-type="float">
            <text:p>1666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7560" calcext:value-type="float">
            <text:p>1756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8560" calcext:value-type="float">
            <text:p>1856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9560" calcext:value-type="float">
            <text:p>195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20560" calcext:value-type="float">
            <text:p>2056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2770" calcext:value-type="float">
            <text:p>1277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3670" calcext:value-type="float">
            <text:p>1367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4570" calcext:value-type="float">
            <text:p>1457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6295" calcext:value-type="float">
            <text:p>1629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8095" calcext:value-type="float">
            <text:p>180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9895" calcext:value-type="float">
            <text:p>1989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21695" calcext:value-type="float">
            <text:p>2169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23495" calcext:value-type="float">
            <text:p>2349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25295" calcext:value-type="float">
            <text:p>2529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27095" calcext:value-type="float">
            <text:p>2709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28895" calcext:value-type="float">
            <text:p>2889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30695" calcext:value-type="float">
            <text:p>3069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32495" calcext:value-type="float">
            <text:p>3249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34401" calcext:value-type="float">
            <text:p>3440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36418" calcext:value-type="float">
            <text:p>36418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3185" calcext:value-type="float">
            <text:p>1318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4085" calcext:value-type="float">
            <text:p>1408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4985" calcext:value-type="float">
            <text:p>1498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8055" calcext:value-type="float">
            <text:p>1805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9855" calcext:value-type="float">
            <text:p>198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21655" calcext:value-type="float">
            <text:p>21655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23455" calcext:value-type="float">
            <text:p>23455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27055" calcext:value-type="float">
            <text:p>2705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28855" calcext:value-type="float">
            <text:p>28855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30655" calcext:value-type="float">
            <text:p>3065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32455" calcext:value-type="float">
            <text:p>3245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34255" calcext:value-type="float">
            <text:p>3425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36155" calcext:value-type="float">
            <text:p>3615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38160" calcext:value-type="float">
            <text:p>3816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40276" calcext:value-type="float">
            <text:p>4027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965" calcext:value-type="float">
            <text:p>965</text:p>
          </table:table-cell>
          <table:table-cell/>
        </table:table-row>
      </table:table>
      <table:table table:name="FormasDePago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2" office:value-type="string" calcext:value-type="string">
            <text:p>formaDePagoId</text:p>
          </table:table-cell>
          <table:table-cell table:style-name="ce27" office:value-type="string" calcext:value-type="string">
            <text:p>formaDePagoName</text:p>
          </table:table-cell>
          <table:table-cell table:style-name="ce27" office:value-type="string" calcext:value-type="string">
            <text:p>formaDePago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0% AL CONTADO</text:p>
          </table:table-cell>
          <table:table-cell office:value-type="string" calcext:value-type="string">
            <text:p>100% CONTADO, CHEQUE AL DIA ACREDITADO, TRANSFERENCIA BANCARIA, EFECTIV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0% ACOPIO CONTADO – 50% SALDO AL CONTADO CONTRA ENTREGA</text:p>
          </table:table-cell>
          <table:table-cell office:value-type="string" calcext:value-type="string">
            <text:p>50% CONTADO, CHEQUE AL DIA ACREDITADO, TRANSFERENCIA BANCARIA, EFECTIVO – 50% SALDO CONTADO, CHEQUE AL DIA ACREDITADO, TRANSFERENCIA BANCARIA, EFECTIV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0% ACOPIO CONTADO – 50% SALDOS CONTRA ENTREGA CHEQUE 30 DIAS</text:p>
          </table:table-cell>
          <table:table-cell office:value-type="string" calcext:value-type="string">
            <text:p>50% CONTADO, CHEQUE AL DIA ACREDITADO, TRANSFERENCIA BANCARIA</text:p>
          </table:table-cell>
        </table:table-row>
      </table:table>
      <table:table table:name="CategoriasFiscales" table:style-name="ta1"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categoriaFiscalId</text:p>
          </table:table-cell>
          <table:table-cell office:value-type="string" calcext:value-type="string">
            <text:p>categoriaFiscalName</text:p>
          </table:table-cell>
          <table:table-cell office:value-type="string" calcext:value-type="string">
            <text:p>categoriaFiscalImpues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SPONSABLE INSCRIPTO</text:p>
          </table:table-cell>
          <table:table-cell office:value-type="float" office:value="0.21" calcext:value-type="float">
            <text:p>0.21</text:p>
          </table:table-cell>
        </table:table-row>
      </table:table>
      <table:table table:name="Clients" table:style-name="ta1"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office:value-type="string" calcext:value-type="string">
            <text:p>clientId</text:p>
          </table:table-cell>
          <table:table-cell office:value-type="string" calcext:value-type="string">
            <text:p>clientName</text:p>
          </table:table-cell>
          <table:table-cell office:value-type="string" calcext:value-type="string">
            <text:p>categoriaFiscalId</text:p>
          </table:table-cell>
          <table:table-cell office:value-type="string" calcext:value-type="string">
            <text:p>clientCuit</text:p>
          </table:table-cell>
          <table:table-cell office:value-type="string" calcext:value-type="string">
            <text:p>clientPhone</text:p>
          </table:table-cell>
          <table:table-cell office:value-type="string" calcext:value-type="string">
            <text:p>clientFiscalAddress</text:p>
          </table:table-cell>
          <table:table-cell office:value-type="string" calcext:value-type="string">
            <text:p>clientAdd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IDRAL COMUNICACIONES S.R.L</text:p>
          </table:table-cell>
          <table:table-cell office:value-type="float" office:value="1" calcext:value-type="float">
            <text:p>1</text:p>
          </table:table-cell>
          <table:table-cell office:value-type="float" office:value="30711195676" calcext:value-type="float">
            <text:p>30711195676</text:p>
          </table:table-cell>
          <table:table-cell office:value-type="float" office:value="49617854" calcext:value-type="float">
            <text:p>49617854</text:p>
          </table:table-cell>
          <table:table-cell table:number-columns-repeated="2" office:value-type="string" calcext:value-type="string">
            <text:p>AV MITRE 33, AVELLANEDA, BUENOS AIRES</text:p>
          </table:table-cell>
        </table:table-row>
      </table:table>
      <table:table table:name="Contacts" table:style-name="ta1">
        <table:table-column table:style-name="co1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contactId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contactPhone</text:p>
          </table:table-cell>
          <table:table-cell office:value-type="string" calcext:value-type="string">
            <text:p>contactEmail</text:p>
          </table:table-cell>
          <table:table-cell office:value-type="string" calcext:value-type="string">
            <text:p>contactTimeToContact</text:p>
          </table:table-cell>
          <table:table-cell office:value-type="string" calcext:value-type="string">
            <text:p>contact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UAN PEREZ</text:p>
          </table:table-cell>
          <table:table-cell office:value-type="float" office:value="1540965874" calcext:value-type="float">
            <text:p>1540965874</text:p>
          </table:table-cell>
          <table:table-cell office:value-type="string" calcext:value-type="string">
            <text:p>juanperez@gmail.co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BERTO RULFO</text:p>
          </table:table-cell>
          <table:table-cell office:value-type="float" office:value="14556516" calcext:value-type="float">
            <text:p>14556516</text:p>
          </table:table-cell>
          <table:table-cell office:value-type="string" calcext:value-type="string">
            <text:p>robertorulfo@gmail.com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ClientContacts" table:style-name="ta1">
        <table:table-column table:style-name="co3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clientContact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contact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0:05:47.809359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2-26T10:07:49.378365674</dc:date>
    <meta:editing-duration>PT11H11M51S</meta:editing-duration>
    <meta:editing-cycles>36</meta:editing-cycles>
    <meta:generator>LibreOffice/5.4.2.2$Linux_X86_64 LibreOffice_project/40m0$Build-2</meta:generator>
    <meta:document-statistic meta:table-count="11" meta:cell-count="691" meta:object-count="0"/>
  </office:meta>
</office:document-meta>
</file>